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9ad" officeooo:paragraph-rsid="000e89ad"/>
    </style:style>
    <style:style style:name="P2" style:family="paragraph" style:parent-style-name="Standard">
      <style:text-properties officeooo:paragraph-rsid="000e89ad"/>
    </style:style>
    <style:style style:name="P3" style:family="paragraph" style:parent-style-name="Standard">
      <style:paragraph-properties fo:break-before="page"/>
      <style:text-properties officeooo:rsid="000e89ad" officeooo:paragraph-rsid="000e89ad"/>
    </style:style>
    <style:style style:name="T1" style:family="text">
      <style:text-properties officeooo:rsid="000e89ad"/>
    </style:style>
    <style:style style:name="T2" style:family="text">
      <style:text-properties officeooo:rsid="001072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output</text:p>
      <text:p text:style-name="P1"/>
      <text:p text:style-name="P1">1.</text:p>
      <text:p text:style-name="P1"/>
      <text:p text:style-name="P1">&gt;&gt; root = directory("root",</text:p>
      <text:p text:style-name="P2"><text:span text:style-name="T1"><text:tab/>[plain_file("boot.exe"),</text:span></text:p>
      <text:p text:style-name="P1"><text:tab/>directory("home",[</text:p>
      <text:p text:style-name="P2"><text:span text:style-name="T1"><text:tab/><text:tab/>directory("james",</text:span></text:p>
      <text:p text:style-name="P2"><text:span text:style-name="T1"><text:tab/><text:tab/><text:tab/>[plain_file("</text:span><text:span text:style-name="T2">example_image</text:span><text:span text:style-name="T1">.jpg"),</text:span></text:p>
      <text:p text:style-name="P2"><text:span text:style-name="T1"><text:tab/><text:tab/><text:tab/>plain_file("</text:span><text:span text:style-name="T2">example_text</text:span><text:span text:style-name="T1">.txt")]),</text:span></text:p>
      <text:p text:style-name="P2"><text:span text:style-name="T1"><text:tab/><text:tab/>directory("thomas", [plain_file("</text:span><text:span text:style-name="T2">example_image1</text:span><text:span text:style-name="T1">.jpg")])])])</text:span></text:p>
      <text:p text:style-name="P1"/>
      <text:p text:style-name="P1">2.</text:p>
      <text:p text:style-name="P1"/>
      <text:p text:style-name="P2"><text:span text:style-name="T1">directory(root,[plain_file(boot.exe),directory(home,</text:span></text:p>
      <text:p text:style-name="P2"><text:span text:style-name="T1">[directory(james,[plain_file(</text:span><text:span text:style-name="T2">example_image</text:span><text:span text:style-name="T1">.jpg),plain_file(</text:span></text:p>
      <text:p text:style-name="P2"><text:span text:style-name="T2">example_text</text:span><text:span text:style-name="T1">.txt)],directory(thomas,[plain_file(</text:span><text:span text:style-name="T2">example_image1</text:span><text:span text:style-name="T1">.jpg)]]]</text:span></text:p>
      <text:p text:style-name="P1"/>
      <text:p text:style-name="P1">3.</text:p>
      <text:p text:style-name="P1"/>
      <text:p text:style-name="P2"><text:span text:style-name="T1">&gt;&gt; file = plain_file("boot.exe")</text:span></text:p>
      <text:p text:style-name="P2"><text:span text:style-name="T1">&gt;&gt; folder = directory("downloads",[])</text:span></text:p>
      <text:p text:style-name="P1">&gt;&gt; print(f'file.owner: {file.owner}; folder: {folder.owner}')</text:p>
      <text:p text:style-name="P1">file.owner: default; folder: default</text:p>
      <text:p text:style-name="P1">&gt;&gt; file.chown("root")</text:p>
      <text:p text:style-name="P2"><text:span text:style-name="T1">&gt;&gt; folder.chown("thomas")</text:span></text:p>
      <text:p text:style-name="P1">&gt;&gt; print(f'file.owner: {file.owner}; folder: {folder.owner}')</text:p>
      <text:p text:style-name="P2"><text:span text:style-name="T1">file.owner: root; folder: thomas</text:span></text:p>
      <text:p text:style-name="P1"/>
      <text:p text:style-name="P1">4.</text:p>
      <text:p text:style-name="P1"/>
      <text:p text:style-name="P1"># if we run ls() on the previous object root:</text:p>
      <text:p text:style-name="P1">&gt;&gt; root.ls()</text:p>
      <text:p text:style-name="P1">root</text:p>
      <text:p text:style-name="P1"><text:s text:c="5"/>boot.exe</text:p>
      <text:p text:style-name="P1"><text:s text:c="5"/>home</text:p>
      <text:p text:style-name="P2"><text:span text:style-name="T1"><text:s text:c="11"/>james</text:span></text:p>
      <text:p text:style-name="P2"><text:span text:style-name="T1"><text:tab/> <text:s text:c="3"/></text:span><text:span text:style-name="T2">example_image</text:span><text:span text:style-name="T1">.jpg</text:span></text:p>
      <text:p text:style-name="P2"><text:span text:style-name="T1"><text:tab/> <text:s text:c="3"/></text:span><text:span text:style-name="T2">example_text</text:span><text:span text:style-name="T1">.txt</text:span></text:p>
      <text:p text:style-name="P2"><text:span text:style-name="T1"><text:tab/>thomas</text:span></text:p>
      <text:p text:style-name="P2"><text:span text:style-name="T1"><text:tab/> <text:s text:c="3"/></text:span><text:span text:style-name="T2">example_image1</text:span><text:span text:style-name="T1">.jpg</text:span></text:p>
      <text:p text:style-name="P1"/>
      <text:p text:style-name="P1">5.3</text:p>
      <text:p text:style-name="P1"/>
      <text:p text:style-name="P1"># if you try to move to a non existing directory or to a file,</text:p>
      <text:p text:style-name="P1"># the method should complain:</text:p>
      <text:p text:style-name="P1">&gt;&gt; fs.cd("casa")</text:p>
      <text:p text:style-name="P1">The directory does not exist!</text:p>
      <text:p text:style-name="P1"># But you can move to an existing directory in the working directory.</text:p>
      <text:p text:style-name="P1"><text:soft-page-break/>&gt;&gt; fs.cd("home")</text:p>
      <text:p text:style-name="P1"># if we now do ls(), you should only see the content in home:</text:p>
      <text:p text:style-name="P1">&gt;&gt; fs.ls()</text:p>
      <text:p text:style-name="P1">home</text:p>
      <text:p text:style-name="P1">james</text:p>
      <text:p text:style-name="P2"><text:span text:style-name="T1"><text:s text:c="3"/></text:span><text:span text:style-name="T2">example_image</text:span><text:span text:style-name="T1">.jpg</text:span></text:p>
      <text:p text:style-name="P2"><text:span text:style-name="T1"><text:s text:c="3"/></text:span><text:span text:style-name="T2">example_text</text:span><text:span text:style-name="T1">.txt</text:span></text:p>
      <text:p text:style-name="P1">thomas</text:p>
      <text:p text:style-name="P2"><text:span text:style-name="T1"><text:s text:c="3"/></text:span><text:span text:style-name="T2">example_image1</text:span><text:span text:style-name="T1">.jpg</text:span></text:p>
      <text:p text:style-name="P1"/>
      <text:p text:style-name="P1"/>
      <text:p text:style-name="P1">5.5</text:p>
      <text:p text:style-name="P1"/>
      <text:p text:style-name="P1">&gt;&gt; fs.cd("home")</text:p>
      <text:p text:style-name="P1">&gt;&gt; fs.pwd()</text:p>
      <text:p text:style-name="P1">'home'</text:p>
      <text:p text:style-name="P1">&gt;&gt; fs.cd("..")</text:p>
      <text:p text:style-name="P1">&gt;&gt; fs.pwd()</text:p>
      <text:p text:style-name="P1">'root'</text:p>
      <text:p text:style-name="P1"/>
      <text:p text:style-name="P1">5.7</text:p>
      <text:p text:style-name="P1"/>
      <text:p text:style-name="P2"><text:span text:style-name="T1">&gt;&gt; fs.find("</text:span><text:span text:style-name="T2">example_image1</text:span><text:span text:style-name="T1">.jpg")</text:span></text:p>
      <text:p text:style-name="P2"><text:span text:style-name="T1">'root/home/thomas/</text:span><text:span text:style-name="T2">example_image1</text:span><text:span text:style-name="T1">.jpg'</text:span></text:p>
      <text:p text:style-name="P2"><text:span text:style-name="T1">&gt;&gt; fs.find("james")</text:span></text:p>
      <text:p text:style-name="P2"><text:span text:style-name="T1">'root/home/james'</text:span></text:p>
      <text:p text:style-name="P1">&gt;&gt; fs.find("unix")</text:p>
      <text:p text:style-name="P1">False</text:p>
      <text:p text:style-name="P1"/>
      <text:p text:style-name="P3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22:46:42.220298825</meta:creation-date>
    <dc:date>2021-11-29T23:02:09.501339215</dc:date>
    <meta:editing-duration>PT4M37S</meta:editing-duration>
    <meta:editing-cycles>1</meta:editing-cycles>
    <meta:document-statistic meta:table-count="0" meta:image-count="0" meta:object-count="0" meta:page-count="4" meta:paragraph-count="62" meta:word-count="156" meta:character-count="1471" meta:non-whitespace-character-count="1319"/>
    <meta:generator>LibreOffice/6.4.7.2$Linux_X86_64 LibreOffice_project/40$Build-2</meta:generator>
  </office:meta>
</office:document-meta>
</file>